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6.589cm" table:align="left"/>
    </style:style>
    <style:style style:name="Tabla1.A" style:family="table-column">
      <style:table-column-properties style:column-width="3.152cm"/>
    </style:style>
    <style:style style:name="Tabla1.B" style:family="table-column">
      <style:table-column-properties style:column-width="13.437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loext:padding="0cm" loext:border="none"/>
    </style:style>
    <style:style style:name="P6" style:family="paragraph" style:parent-style-name="Preformatted_20_Text">
      <style:paragraph-properties fo:margin-top="0cm" fo:margin-bottom="0.499cm" style:contextual-spacing="false"/>
      <style:text-properties loext:padding="0cm" loext:border="non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1d9508" officeooo:paragraph-rsid="001d9508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margin-top="0.265cm" fo:margin-bottom="0.265cm" style:contextual-spacing="false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6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loext:padding="0cm" loext:border="none"/>
    </style:style>
    <style:style style:name="T3" style:family="text">
      <style:text-properties fo:color="#0000cd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a52a2a" loext:opacity="100%"/>
    </style:style>
    <style:style style:name="T6" style:family="text">
      <style:text-properties fo:background-color="transparent" loext:char-shading-value="0" loext:padding="0cm" loext:border="none"/>
    </style:style>
    <style:style style:name="T7" style:family="text">
      <style:text-properties officeooo:rsid="001d9508"/>
    </style: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s://www.w3schools.com/js/exercise_js.asp?filename=exercise_js_dates4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étodos <text:span text:style-name="T7">de establecimiento de fechas</text:span></text:h>
      <text:p text:style-name="P13"><text:span text:style-name="T1"/></text:p>
      <text:p text:style-name="Horizontal_20_Line"/>
      <text:p text:style-name="P12">Los métodos <text:span text:style-name="T7">para e</text:span>stablecer fecha<text:span text:style-name="T7">s</text:span> le permiten establecer valores de fecha (años, meses, días, horas, minutos, segundos, milisegundos) para un objeto <text:span text:style-name="T7">Date</text:span>.</text:p>
      <text:p text:style-name="Horizontal_20_Line"/>
      <text:h text:style-name="P2" text:outline-level="2">Establecer métodos de fecha</text:h>
      <text:p text:style-name="P12">Los métodos <text:span text:style-name="T7">para e</text:span>stablecer <text:span text:style-name="T7">la</text:span> fecha se utilizan para establecer una parte de una fecha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Método</text:p>
          </table:table-cell>
          <table:table-cell table:style-name="Tabla1.A1" office:value-type="string">
            <text:p text:style-name="P9">Descrip<text:span text:style-name="T7">ción</text:span></text:p>
          </table:table-cell>
        </table:table-row>
        <table:table-row table:style-name="Tabla1.2">
          <table:table-cell table:style-name="Tabla1.A1" office:value-type="string">
            <text:p text:style-name="P8">setDate()</text:p>
          </table:table-cell>
          <table:table-cell table:style-name="Tabla1.A1" office:value-type="string">
            <text:p text:style-name="P8"><text:span text:style-name="T7">Establece el día como un número</text:span> (1-31)</text:p>
          </table:table-cell>
        </table:table-row>
        <table:table-row table:style-name="Tabla1.1">
          <table:table-cell table:style-name="Tabla1.A1" office:value-type="string">
            <text:p text:style-name="P8">setFullYear()</text:p>
          </table:table-cell>
          <table:table-cell table:style-name="Tabla1.A1" office:value-type="string">
            <text:p text:style-name="P8"><text:span text:style-name="T7">Establece el año</text:span> (<text:span text:style-name="T7">opcionalmente mes y día</text:span>)</text:p>
          </table:table-cell>
        </table:table-row>
        <table:table-row table:style-name="Tabla1.2">
          <table:table-cell table:style-name="Tabla1.A1" office:value-type="string">
            <text:p text:style-name="P8">setHours()</text:p>
          </table:table-cell>
          <table:table-cell table:style-name="Tabla1.A1" office:value-type="string">
            <text:p text:style-name="P8"><text:span text:style-name="T7">Establece la hora</text:span> (0-23)</text:p>
          </table:table-cell>
        </table:table-row>
        <table:table-row table:style-name="Tabla1.1">
          <table:table-cell table:style-name="Tabla1.A1" office:value-type="string">
            <text:p text:style-name="P8">setMilliseconds()</text:p>
          </table:table-cell>
          <table:table-cell table:style-name="Tabla1.A1" office:value-type="string">
            <text:p text:style-name="P8"><text:span text:style-name="T7">Establece los milisegundos</text:span> (0-999)</text:p>
          </table:table-cell>
        </table:table-row>
        <table:table-row table:style-name="Tabla1.2">
          <table:table-cell table:style-name="Tabla1.A1" office:value-type="string">
            <text:p text:style-name="P8">setMinutes()</text:p>
          </table:table-cell>
          <table:table-cell table:style-name="Tabla1.A1" office:value-type="string">
            <text:p text:style-name="P8"><text:span text:style-name="T7">Establece los minutos</text:span> (0-59)</text:p>
          </table:table-cell>
        </table:table-row>
        <table:table-row table:style-name="Tabla1.1">
          <table:table-cell table:style-name="Tabla1.A1" office:value-type="string">
            <text:p text:style-name="P8">setMonth()</text:p>
          </table:table-cell>
          <table:table-cell table:style-name="Tabla1.A1" office:value-type="string">
            <text:p text:style-name="P8"><text:span text:style-name="T7">Establece el mes</text:span> (0-11)</text:p>
          </table:table-cell>
        </table:table-row>
        <table:table-row table:style-name="Tabla1.2">
          <table:table-cell table:style-name="Tabla1.A1" office:value-type="string">
            <text:p text:style-name="P8">setSeconds()</text:p>
          </table:table-cell>
          <table:table-cell table:style-name="Tabla1.A1" office:value-type="string">
            <text:p text:style-name="P8"><text:span text:style-name="T7">Establece los segundos</text:span> (0-59)</text:p>
          </table:table-cell>
        </table:table-row>
        <table:table-row table:style-name="Tabla1.1">
          <table:table-cell table:style-name="Tabla1.A1" office:value-type="string">
            <text:p text:style-name="P8">setTime()</text:p>
          </table:table-cell>
          <table:table-cell table:style-name="Tabla1.A1" office:value-type="string">
            <text:p text:style-name="P7"><text:span text:style-name="T7">Establece el tiempo</text:span> (<text:span text:style-name="T7">milisegundos desde el 1 de enero de </text:span>1970)</text:p>
          </table:table-cell>
        </table:table-row>
      </table:table>
      <text:p text:style-name="Horizontal_20_Line"/>
      <text:h text:style-name="P2" text:outline-level="2">El método setFullYear()</text:h>
      <text:p text:style-name="P12">El  método <text:span text:style-name="Source_20_Text"><text:span text:style-name="T2">setFullYear()</text:span></text:span>establece el año de un objeto <text:span text:style-name="T7">tipo fecha</text:span>. En este ejemplo para 2020:</text:p>
      <text:h text:style-name="P4" text:outline-level="3">Ejemplo</text:h>
      <text:p text:style-name="P14"><text:span text:style-name="T3">const</text:span> d = <text:span text:style-name="T3">new</text:span> Date();<text:line-break/>d.setFullYear(<text:span text:style-name="T4">2020</text:span>);</text:p>
      <text:p text:style-name="P12"><text:span text:style-name="T2"><text:s/></text:span></text:p>
      <text:p text:style-name="P12"><text:span text:style-name="Strong_20_Emphasis">Opcionalmente,</text:span> el método <text:span text:style-name="Source_20_Text"><text:span text:style-name="T2">setFullYear()</text:span></text:span>puede configurar el mes y el día:</text:p>
      <text:h text:style-name="P4" text:outline-level="3">Ejemplo</text:h>
      <text:p text:style-name="P14"><text:span text:style-name="T3">const</text:span> d = <text:span text:style-name="T3">new</text:span> Date();<text:line-break/>d.setFullYear(<text:span text:style-name="T4">2020</text:span>, <text:span text:style-name="T4">11</text:span>, <text:span text:style-name="T4">3</text:span>);</text:p>
      <text:p text:style-name="P11"><text:span text:style-name="T2"><text:s/></text:span></text:p>
      <text:p text:style-name="Horizontal_20_Line"/>
      <text:h text:style-name="P2" text:outline-level="2">El método setMonth()</text:h>
      <text:p text:style-name="P12">El  método <text:span text:style-name="Source_20_Text"><text:span text:style-name="T2">setMonth() <text:s/></text:span></text:span>establece el mes de un objeto de <text:span text:style-name="T7">tipo </text:span>fecha (0-11):</text:p>
      <text:h text:style-name="P4" text:outline-level="3"><text:soft-page-break/>Ejemplo</text:h>
      <text:p text:style-name="P14"><text:span text:style-name="T3">const</text:span> d = <text:span text:style-name="T3">new</text:span> Date();<text:line-break/>d.setMonth(<text:span text:style-name="T4">11</text:span>);</text:p>
      <text:p text:style-name="P12"><text:span text:style-name="T2"><text:s/></text:span></text:p>
      <text:h text:style-name="P2" text:outline-level="2">El método setDate()</text:h>
      <text:p text:style-name="P12">El  método <text:span text:style-name="Source_20_Text"><text:span text:style-name="T2">setDate()</text:span></text:span>establece el día de un objeto de <text:span text:style-name="T7">tipo </text:span>fecha (1-31):</text:p>
      <text:h text:style-name="P4" text:outline-level="3">Ejemplo</text:h>
      <text:p text:style-name="P14"><text:span text:style-name="T3">const</text:span> d = <text:span text:style-name="T3">new</text:span> Date();<text:line-break/>d.setDate(<text:span text:style-name="T4">15</text:span>);</text:p>
      <text:p text:style-name="P12"><text:span text:style-name="T2"><text:s/></text:span></text:p>
      <text:p text:style-name="P12">El  método <text:span text:style-name="Source_20_Text"><text:span text:style-name="T2">setDate() </text:span></text:span>también se puede utilizar para <text:span text:style-name="Strong_20_Emphasis">agregar días</text:span> a una fecha:</text:p>
      <text:h text:style-name="P4" text:outline-level="3">Ejemplo</text:h>
      <text:p text:style-name="P14"><text:span text:style-name="T3">const</text:span> d = <text:span text:style-name="T3">new</text:span> Date();<text:line-break/>d.setDate(d.getDate() + <text:span text:style-name="T4">50</text:span>);</text:p>
      <text:p text:style-name="P12"><text:span text:style-name="T2"><text:s/></text:span></text:p>
      <text:p text:style-name="P15">Si agrega<text:span text:style-name="T7">s </text:span>días cambia el mes o el año, los cambios son manejados automáticamente por el objeto <text:span text:style-name="T7">tipo Date</text:span>.</text:p>
      <text:p text:style-name="Horizontal_20_Line"/>
      <text:h text:style-name="P2" text:outline-level="2">El método setHours()</text:h>
      <text:p text:style-name="P12">El  método <text:span text:style-name="Source_20_Text"><text:span text:style-name="T2">setHours() </text:span></text:span>establece las horas de un objeto de <text:span text:style-name="T7">tipo</text:span> fecha (0-23):</text:p>
      <text:h text:style-name="P4" text:outline-level="3">Ejemplo</text:h>
      <text:p text:style-name="P14"><text:span text:style-name="T3">const</text:span> d = <text:span text:style-name="T3">new</text:span> Date();<text:line-break/>d.setHours(<text:span text:style-name="T4">22</text:span>);</text:p>
      <text:p text:style-name="P11"><text:span text:style-name="T2"><text:s/></text:span></text:p>
      <text:p text:style-name="Horizontal_20_Line"/>
      <text:h text:style-name="P2" text:outline-level="2">El método setMinutes()</text:h>
      <text:p text:style-name="P12">El método <text:span text:style-name="Source_20_Text"><text:span text:style-name="T2">setMinutes()</text:span></text:span>establece los minutos de un objeto de <text:span text:style-name="T7">tipo </text:span>fecha (0-59):</text:p>
      <text:h text:style-name="P4" text:outline-level="3">Ejemplo</text:h>
      <text:p text:style-name="P14"><text:span text:style-name="T3">const</text:span> d = <text:span text:style-name="T3">new</text:span> Date();<text:line-break/>d.setMinutes(<text:span text:style-name="T4">30</text:span>);</text:p>
      <text:p text:style-name="P11"><text:span text:style-name="T2"/></text:p>
      <text:p text:style-name="Horizontal_20_Line"/>
      <text:h text:style-name="P2" text:outline-level="2"><text:soft-page-break/>El método setSeconds()</text:h>
      <text:p text:style-name="P12">El  método <text:span text:style-name="Source_20_Text"><text:span text:style-name="T2">setSeconds()</text:span></text:span>establece los segundos de un objeto de <text:span text:style-name="T7">tipo</text:span> fecha (0-59):</text:p>
      <text:h text:style-name="P4" text:outline-level="3">Ejemplo</text:h>
      <text:p text:style-name="P14"><text:span text:style-name="T3">const</text:span> d = <text:span text:style-name="T3">new</text:span> Date();<text:line-break/>d.setSeconds(<text:span text:style-name="T4">30</text:span>);</text:p>
      <text:p text:style-name="P11"><text:span text:style-name="T2"/></text:p>
      <text:p text:style-name="Horizontal_20_Line"/>
      <text:h text:style-name="P2" text:outline-level="2">Comparar fechas</text:h>
      <text:p text:style-name="P12">Las fechas se pueden comparar fácilmente.</text:p>
      <text:p text:style-name="P12">El siguiente ejemplo compara la fecha de hoy con el 14 de enero de 2100:</text:p>
      <text:h text:style-name="P4" text:outline-level="3">Ejemplo</text:h>
      <text:p text:style-name="P14"><text:span text:style-name="T3">let</text:span> text = <text:span text:style-name="T5">""</text:span>;<text:line-break/><text:span text:style-name="T3">const</text:span> today = <text:span text:style-name="T3">new</text:span> Date();<text:line-break/><text:span text:style-name="T3">const</text:span> someday = <text:span text:style-name="T3">new</text:span> Date();<text:line-break/>someday.setFullYear(<text:span text:style-name="T4">2100</text:span>, <text:span text:style-name="T4">0</text:span>, <text:span text:style-name="T4">14</text:span>);<text:line-break/><text:line-break/><text:span text:style-name="T3">if</text:span> (someday &gt; today) {<text:line-break/>  text = <text:span text:style-name="T5">"Today is before January 14, 2100."</text:span>;<text:line-break/>} <text:span text:style-name="T3">else</text:span> {<text:line-break/>  text = <text:span text:style-name="T5">"Today is after January 14, 2100."</text:span>;<text:line-break/>}</text:p>
      <text:p text:style-name="P12"><text:span text:style-name="T2"/></text:p>
      <text:p text:style-name="P15">JavaScript cuenta los meses del 0 al 11. Enero es 0. Diciembre es 11.</text:p>
      <text:h text:style-name="P3" text:outline-level="2">Ejercicio:</text:h>
      <text:p text:style-name="P15">Utilice el método <text:span text:style-name="T7">de Date</text:span> correcto para establecer el año de un objeto de <text:span text:style-name="T7">tipo </text:span>fecha en 2020.</text:p>
      <text:p text:style-name="P5">const d = <text:span text:style-name="T7">new Date</text:span>();</text:p>
      <text:p text:style-name="P6">d.<draw:control text:anchor-type="as-char" draw:z-index="0" draw:name="Forma1" draw:style-name="gr1" draw:text-style-name="P16" svg:width="4.605cm" svg:height="0.662cm" draw:control="control1"/>;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16:30:07.610000000</meta:creation-date>
    <dc:date>2024-03-19T16:39:27.582000000</dc:date>
    <meta:editing-duration>PT9M21S</meta:editing-duration>
    <meta:editing-cycles>1</meta:editing-cycles>
    <meta:document-statistic meta:table-count="1" meta:image-count="0" meta:object-count="0" meta:page-count="3" meta:paragraph-count="70" meta:word-count="403" meta:character-count="2497" meta:non-whitespace-character-count="2138"/>
    <meta:generator>LibreOffice/7.6.0.3$Windows_X86_64 LibreOffice_project/69edd8b8ebc41d00b4de3915dc82f8f0fc3b6265</meta:generator>
  </office:meta>
</office:document-meta>
</file>